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lAuthContext.LocalAuthContext( LoginModuleConfig config , CallbackHandler cbHandler , Subject su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calAuthContext.logou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calAuthContext.login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LocalAuthContext.getSu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